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the footer of the website on the buttom</text:p>
      <text:p text:style-name="P1"/>
      <text:p text:style-name="P2">Footer is the buttom of the page and it has the part of copy write or the address and contact of the company.</text:p>
      <text:p text:style-name="P2">One of the most problem that a large number of programmer facing it including me at my begining is to set the footer on the buttom of the page.</text:p>
      <text:p text:style-name="P2">It frustrate all the programmer because the footer is depends on the content so what I mean when your page is not finish and you did write juste some sentences the footer will set not at the bottom also when your code is right and this do FRUSTRATE .</text:p>
      <text:p text:style-name="P2">The code will be : </text:p>
      <text:p text:style-name="P2"/>
      <text:p text:style-name="P2">body {</text:p>
      <text:p text:style-name="P2"><text:tab/>position:relative;</text:p>
      <text:p text:style-name="P2"/>
      <text:p text:style-name="P2">}</text:p>
      <text:p text:style-name="P2"/>
      <text:p text:style-name="P2">#footer {</text:p>
      <text:p text:style-name="P2"><text:tab/>position:absoloute;</text:p>
      <text:p text:style-name="P2"><text:tab/>bottom:0;</text:p>
      <text:p text:style-name="P2"><text:tab/>background-color:#;</text:p>
      <text:p text:style-name="P2"><text:tab/>width:100%;</text:p>
      <text:p text:style-name="P2"><text:tab/>height:60px;</text:p>
      <text:p text:style-name="P2">}</text:p>
      <text:p text:style-name="P2">the description of the code:</text:p>
      <text:p text:style-name="P2">position:absolute; <text:s text:c="4"/>it should be positioned to where it lives (footer live in the body)</text:p>
      <text:p text:style-name="P2">bottom:0; to make it bottom:0 ; of the body.</text:p>
      <text:p text:style-name="P2">width:100%; to take the whole width of the window you can use other size but it will be odd when the footer does not use the whole width</text:p>
      <text:p text:style-name="P2">height:60px; <text:s/>you can use any size for the heigh that you like to use</text:p>
      <text:p text:style-name="P2">background-color:# <text:s/>you can use any color that your footer background want to have</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6T12:21:41.69</meta:creation-date>
    <dc:date>2019-04-16T12:41:36.77</dc:date>
    <meta:editing-duration>PT20M</meta:editing-duration>
    <meta:editing-cycles>2</meta:editing-cycles>
    <meta:generator>OpenOffice/4.1.2$Win32 OpenOffice.org_project/412m3$Build-9782</meta:generator>
    <meta:document-statistic meta:table-count="0" meta:image-count="0" meta:object-count="0" meta:page-count="1" meta:paragraph-count="22" meta:word-count="210" meta:character-count="1129"/>
  </office:meta>
</office:document-meta>
</file>